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fc86" officeooo:paragraph-rsid="001bfc86"/>
    </style:style>
    <style:style style:name="P2" style:family="paragraph" style:parent-style-name="Standard" style:list-style-name="L2">
      <style:text-properties officeooo:rsid="001bfc86" officeooo:paragraph-rsid="001bfc86"/>
    </style:style>
    <style:style style:name="P3" style:family="paragraph" style:parent-style-name="Standard">
      <style:text-properties officeooo:rsid="001bfc86" officeooo:paragraph-rsid="001de702"/>
    </style:style>
    <style:style style:name="P4" style:family="paragraph" style:parent-style-name="Standard">
      <style:text-properties fo:font-size="16pt" fo:font-style="italic" style:text-underline-style="solid" style:text-underline-width="auto" style:text-underline-color="font-color" fo:font-weight="bold" officeooo:rsid="001bfc86" officeooo:paragraph-rsid="001bfc86" style:font-size-asian="16pt" style:font-style-asian="italic" style:font-weight-asian="bold" style:font-size-complex="16pt" style:font-style-complex="italic" style:font-weight-complex="bold"/>
    </style:style>
    <style:style style:name="P5" style:family="paragraph" style:parent-style-name="Standard" style:list-style-name="L3">
      <style:text-properties officeooo:rsid="001de702" officeooo:paragraph-rsid="001de702"/>
    </style:style>
    <style:style style:name="T1" style:family="text">
      <style:text-properties officeooo:rsid="001de702"/>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eps to configure mi wifi repeater:</text:p>
      <text:p text:style-name="P1"><text:tab/></text:p>
      <text:list xml:id="list8626502946310931788" text:style-name="L2">
        <text:list-item>
          <text:p text:style-name="P2">Install mi home app in your android phone and login using mi account or create one.</text:p>
        </text:list-item>
        <text:list-item>
          <text:p text:style-name="P2">Go to mi home and click on add device</text:p>
        </text:list-item>
        <text:list-item>
          <text:p text:style-name="P2">Either select nearby device or add manually(select Household security tab in this case)</text:p>
        </text:list-item>
        <text:list-item>
          <text:p text:style-name="P2">Select connect to another router and select your wifi name you wanna repeat and enter the passwd</text:p>
        </text:list-item>
        <text:list-item>
          <text:p text:style-name="P2">click next..</text:p>
        </text:list-item>
        <text:list-item>
          <text:p text:style-name="P2">it should get connected but in most cases it gives error in third step i.e. connecting device to network timedout but the wifi repeater is set though signified by bblue light in the repeater and also you can see a network with “_plus” in it. (eg. If wifi which you want to repeat is named “wifi_name” your repeater wifi name would be “wifi_name_plus” whose passwd would be the same as that of your wifi)</text:p>
        </text:list-item>
        <text:list-item>
          <text:p text:style-name="P2">In the above case you can safely ignore the error and connect to your wifi.</text:p>
        </text:list-item>
        <text:list-item>
          <text:p text:style-name="P2">References:</text:p>
        </text:list-item>
      </text:list>
      <text:p text:style-name="P3"><text:tab/><text:a xlink:type="simple" xlink:href="https://gizarena.com/xiaomi-mi-wifi-repeater-2-setup/" text:style-name="Internet_20_link" text:visited-style-name="Visited_20_Internet_20_Link"><text:span text:style-name="T1">https://gizarena.com/xiaomi-mi-wifi-repeater-2-setup/</text:span></text:a></text:p>
      <text:p text:style-name="P3"><text:tab/><text:a xlink:type="simple" xlink:href="https://www.techmesto.com/setup-mi-wifi-repeater-other-routers/" text:style-name="Internet_20_link" text:visited-style-name="Visited_20_Internet_20_Link"><text:span text:style-name="T1">https://www.techmesto.com/setup-mi-wifi-repeater-other-routers/</text:span></text:a></text:p>
      <text:list xml:id="list1624549117295787740" text:style-name="L3">
        <text:list-item>
          <text:p text:style-name="P5">To reset the wifi press with a pin or any sharp object in the hole in the wifi with reset written below it (present just below the indicator light), untill it light goes off for one second and then glows constant yello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0T22:04:56.299831243</meta:creation-date>
    <dc:date>2019-08-10T22:19:34.238849334</dc:date>
    <meta:editing-duration>PT3M17S</meta:editing-duration>
    <meta:editing-cycles>1</meta:editing-cycles>
    <meta:document-statistic meta:table-count="0" meta:image-count="0" meta:object-count="0" meta:page-count="1" meta:paragraph-count="13" meta:word-count="206" meta:character-count="1188" meta:non-whitespace-character-count="1000"/>
    <meta:generator>LibreOffice/5.1.6.2$Linux_X86_64 LibreOffice_project/10m0$Build-2</meta:generator>
  </office:meta>
</office:document-meta>
</file>